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212cm" fo:min-width="9.025cm"/>
      <style:paragraph-properties style:writing-mode="lr-tb"/>
    </style:style>
    <style:style style:name="gr2" style:family="graphic" style:parent-style-name="standard">
      <style:graphic-properties svg:stroke-color="#000000" draw:fill-color="#ffd428" draw:textarea-horizontal-align="justify" draw:textarea-vertical-align="middle" draw:auto-grow-height="false" fo:min-height="0.377cm" fo:min-width="2.135cm"/>
      <style:paragraph-properties style:writing-mode="lr-tb"/>
    </style:style>
    <style:style style:name="gr3" style:family="graphic" style:parent-style-name="standard">
      <style:graphic-properties svg:stroke-color="#000000" draw:fill-color="#ffd428" draw:textarea-horizontal-align="justify" draw:textarea-vertical-align="middle" draw:auto-grow-height="false" fo:min-height="1.528cm" fo:min-width="2.675cm"/>
      <style:paragraph-properties style:writing-mode="lr-tb"/>
    </style:style>
    <style:style style:name="gr4" style:family="graphic" style:parent-style-name="standard">
      <style:graphic-properties svg:stroke-color="#000000" draw:fill-color="#ffd428" draw:textarea-horizontal-align="justify" draw:textarea-vertical-align="middle" draw:auto-grow-height="false" fo:min-height="1.782cm" fo:min-width="4.326cm"/>
      <style:paragraph-properties style:writing-mode="lr-tb"/>
    </style:style>
    <style:style style:name="gr5" style:family="graphic" style:parent-style-name="standard">
      <style:graphic-properties svg:stroke-color="#000000" draw:fill-color="#ffd428" draw:textarea-horizontal-align="justify" draw:textarea-vertical-align="middle" draw:auto-grow-height="false" fo:min-height="1.528cm" fo:min-width="1.2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5.34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5.8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4.4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428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3.462cm" svg:x="0.238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0.889cm" svg:x="2.143cm" svg:y="1cm">
          <text:p text:style-name="P1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3.175cm" svg:height="1.778cm" svg:x="2.905cm" svg:y="3.413cm">
          <text:p text:style-name="P1">Conectar</text:p>
          <text:p text:style-name="P1">a intern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4.826cm" svg:height="2.032cm" svg:x="2.27cm" svg:y="13.7cm">
          <text:p text:style-name="P1">Configurar</text:p>
          <text:p text:style-name="P1">base de dato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3.556cm" svg:x="2.524cm" svg:y="6.588cm">
          <text:p text:style-name="P1">Éxit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2.157cm" svg:height="0.962cm" svg:x="0.24cm" svg:y="3.032cm">
          <draw:text-box>
            <text:p>Setup</text:p>
          </draw:text-box>
        </draw:frame>
        <draw:custom-shape draw:style-name="gr7" draw:text-style-name="P4" draw:layer="layout" svg:width="5.842cm" svg:height="2.54cm" svg:x="2.397cm" svg:y="16.113cm">
          <text:p text:style-name="P4">Poner en hora</text:p>
          <text:p text:style-name="P4">el reloj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35cm" svg:height="2.667cm" svg:x="10.017cm" svg:y="7.477cm">
          <text:p text:style-name="P4">Tomar tiempo del</text:p>
          <text:p text:style-name="P4">reloj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953cm" svg:height="2.286cm" svg:x="2.27cm" svg:y="10.525cm">
          <text:p text:style-name="P4">Setup corrutina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0:08:59.278114726</meta:creation-date>
    <dc:date>2020-08-13T14:29:09.493715966</dc:date>
    <meta:editing-duration>PT1H53M57S</meta:editing-duration>
    <meta:editing-cycles>3</meta:editing-cycles>
    <meta:generator>LibreOffice/6.4.4.2$Linux_X86_64 LibreOffice_project/40$Build-2</meta:generator>
    <meta:document-statistic meta:object-count="9"/>
  </office:meta>
</office:document-meta>
</file>